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Updat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UpdaterImpl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UpdaterImpl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dexUpdaterImpl.delete( Session session , ResourceType resourceType , String pubId , String area ,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UpdaterImpl.updateIndex( String operation , ResourceType resourceType , String pubId , String area , String uuid ,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ndexUpdaterImpl.eventFired( RepositoryEvent repo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dexUpdaterImpl.index( Session session , ResourceType resourceType , String pubId , String area , String uuid , String langu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